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FERNANDEZ	ZAVALETA, ENEMECIO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TRU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FERNANDEZ ZAVALETA, ENEMECIO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17952996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14/09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13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37</text:p>
          </table:table-cell>
          <table:table-cell table:style-name="Tableau1.A2" office:value-type="string">
            <text:p text:style-name="P14">12</text:p>
          </table:table-cell>
          <table:table-cell table:style-name="Tableau1.D2" office:value-type="string">
            <text:p text:style-name="P13">444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444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OLLOS BB</text:p>
          </table:table-cell>
          <table:table-cell table:style-name="Tabla3.A2" office:value-type="string">
            <text:p text:style-name="P21">12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209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13T20:53:36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